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1388000011946295300A4AB565C0.png" manifest:media-type="image/png"/>
  <manifest:file-entry manifest:full-path="Pictures/10000108000067750000677551EAADF474FD5689.svg" manifest:media-type="image/svg+xml"/>
  <manifest:file-entry manifest:full-path="Pictures/10000201000002C3000002C3E4ABCA448197B209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dex_5f_production_5f_list" style:display-name="index_production_list" style:family="table">
      <style:table-properties style:width="25.599cm" table:align="margins"/>
    </style:style>
    <style:style style:name="index_5f_production_5f_list.A" style:display-name="index_production_list.A" style:family="table-column">
      <style:table-column-properties style:column-width="25.599cm" style:rel-column-width="65535*"/>
    </style:style>
    <style:style style:name="index_5f_plant_5f_list" style:display-name="index_plant_list" style:family="table">
      <style:table-properties style:width="28.721cm" fo:margin-left="-1.028cm" table:align="left"/>
    </style:style>
    <style:style style:name="index_5f_plant_5f_list.A" style:display-name="index_plant_list.A" style:family="table-column">
      <style:table-column-properties style:column-width="0.794cm"/>
    </style:style>
    <style:style style:name="index_5f_plant_5f_list.B" style:display-name="index_plant_list.B" style:family="table-column">
      <style:table-column-properties style:column-width="27.928cm"/>
    </style:style>
    <style:style style:name="title" style:family="table">
      <style:table-properties style:width="27.7cm" fo:margin-top="0cm" fo:margin-bottom="0.199cm" table:align="margins"/>
    </style:style>
    <style:style style:name="title.A" style:family="table-column">
      <style:table-column-properties style:column-width="21.246cm" style:rel-column-width="50264*"/>
    </style:style>
    <style:style style:name="title.B" style:family="table-column">
      <style:table-column-properties style:column-width="6.454cm" style:rel-column-width="15271*"/>
    </style:style>
    <style:style style:name="title.A1" style:family="table-cell">
      <style:table-cell-properties fo:padding="0.097cm" fo:border="none"/>
    </style:style>
    <style:style style:name="infos" style:family="table">
      <style:table-properties style:width="27.7cm" table:align="margins"/>
    </style:style>
    <style:style style:name="infos.A" style:family="table-column">
      <style:table-column-properties style:column-width="1.621cm" style:rel-column-width="3835*"/>
    </style:style>
    <style:style style:name="infos.B" style:family="table-column">
      <style:table-column-properties style:column-width="5.175cm" style:rel-column-width="12243*"/>
    </style:style>
    <style:style style:name="infos.C" style:family="table-column">
      <style:table-column-properties style:column-width="4.193cm" style:rel-column-width="9919*"/>
    </style:style>
    <style:style style:name="infos.D" style:family="table-column">
      <style:table-column-properties style:column-width="8.102cm" style:rel-column-width="19167*"/>
    </style:style>
    <style:style style:name="infos.E" style:family="table-column">
      <style:table-column-properties style:column-width="3.42cm" style:rel-column-width="8091*"/>
    </style:style>
    <style:style style:name="infos.F" style:family="table-column">
      <style:table-column-properties style:column-width="5.191cm" style:rel-column-width="12280*"/>
    </style:style>
    <style:style style:name="infos.A1" style:family="table-cell">
      <style:table-cell-properties fo:padding="0.097cm" fo:border-left="0.5pt solid #000000" fo:border-right="none" fo:border-top="0.5pt solid #000000" fo:border-bottom="none"/>
    </style:style>
    <style:style style:name="infos.B1" style:family="table-cell">
      <style:table-cell-properties fo:padding="0.097cm" fo:border-left="none" fo:border-right="none" fo:border-top="0.5pt solid #000000" fo:border-bottom="none"/>
    </style:style>
    <style:style style:name="infos.F1" style:family="table-cell">
      <style:table-cell-properties fo:padding="0.097cm" fo:border-left="none" fo:border-right="0.5pt solid #000000" fo:border-top="0.5pt solid #000000" fo:border-bottom="none"/>
    </style:style>
    <style:style style:name="infos.A2" style:family="table-cell">
      <style:table-cell-properties fo:padding="0.097cm" fo:border-left="0.5pt solid #000000" fo:border-right="none" fo:border-top="none" fo:border-bottom="0.5pt solid #000000"/>
    </style:style>
    <style:style style:name="infos.B2" style:family="table-cell">
      <style:table-cell-properties fo:padding="0.097cm" fo:border-left="none" fo:border-right="none" fo:border-top="none" fo:border-bottom="0.5pt solid #000000"/>
    </style:style>
    <style:style style:name="infos.F2" style:family="table-cell">
      <style:table-cell-properties fo:padding="0.097cm" fo:border-left="none" fo:border-right="0.5pt solid #000000" fo:border-top="none" fo:border-bottom="0.5pt solid #000000"/>
    </style:style>
    <style:style style:name="table_5f_yields" style:display-name="table_yields" style:family="table">
      <style:table-properties style:width="27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_5f_yields.A" style:display-name="table_yields.A" style:family="table-column">
      <style:table-column-properties style:column-width="12.7cm"/>
    </style:style>
    <style:style style:name="table_5f_yields.B" style:display-name="table_yields.B" style:family="table-column">
      <style:table-column-properties style:column-width="4.997cm"/>
    </style:style>
    <style:style style:name="table_5f_yields.1" style:display-name="table_yields.1" style:family="table-row">
      <style:table-row-properties fo:background-color="transparent" fo:keep-together="always">
        <style:background-image/>
      </style:table-row-properties>
    </style:style>
    <style:style style:name="table_5f_yields.A1" style:display-name="table_yield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_5f_yields.D1" style:display-name="table_yields.D1" style:family="table-cell">
      <style:table-cell-properties style:vertical-align="middle" fo:background-color="#eeeeee" fo:padding="0.097cm" fo:border="0.05pt solid #000000" style:writing-mode="page">
        <style:background-image/>
      </style:table-cell-properties>
    </style:style>
    <style:style style:name="table_5f_yields.A2" style:display-name="table_yields.A2" style:family="table-cell">
      <style:table-cell-properties fo:padding="0.097cm" fo:border-left="0.05pt solid #000000" fo:border-right="none" fo:border-top="none" fo:border-bottom="0.05pt solid #000000"/>
    </style:style>
    <style:style style:name="table_5f_yields.B2" style:display-name="table_yields.B2" style:family="table-cell">
      <style:table-cell-properties fo:padding="0.097cm" fo:border-left="0.05pt solid #000000" fo:border-right="none" fo:border-top="none" fo:border-bottom="0.05pt solid #000000"/>
    </style:style>
    <style:style style:name="table_5f_yields.C2" style:display-name="table_yields.C2" style:family="table-cell">
      <style:table-cell-properties fo:padding="0.097cm" fo:border-left="0.05pt solid #000000" fo:border-right="none" fo:border-top="none" fo:border-bottom="0.05pt solid #000000"/>
    </style:style>
    <style:style style:name="table_5f_yields.D2" style:display-name="table_yields.D2" style:family="table-cell">
      <style:table-cell-properties fo:padding="0.097cm" fo:border-left="0.05pt solid #000000" fo:border-right="0.05pt solid #000000" fo:border-top="none" fo:border-bottom="0.05pt solid #000000"/>
    </style:style>
    <style:style style:name="production_5f_interventions" style:display-name="production_interventions" style:family="table">
      <style:table-properties style:width="27.686cm" table:align="left" style:may-break-between-rows="true"/>
    </style:style>
    <style:style style:name="production_5f_interventions.A" style:display-name="production_interventions.A" style:family="table-column">
      <style:table-column-properties style:column-width="1.7cm"/>
    </style:style>
    <style:style style:name="production_5f_interventions.B" style:display-name="production_interventions.B" style:family="table-column">
      <style:table-column-properties style:column-width="2.997cm"/>
    </style:style>
    <style:style style:name="production_5f_interventions.C" style:display-name="production_interventions.C" style:family="table-column">
      <style:table-column-properties style:column-width="1.499cm"/>
    </style:style>
    <style:style style:name="production_5f_interventions.D" style:display-name="production_interventions.D" style:family="table-column">
      <style:table-column-properties style:column-width="2.902cm"/>
    </style:style>
    <style:style style:name="production_5f_interventions.E" style:display-name="production_interventions.E" style:family="table-column">
      <style:table-column-properties style:column-width="3.007cm"/>
    </style:style>
    <style:style style:name="production_5f_interventions.F" style:display-name="production_interventions.F" style:family="table-column">
      <style:table-column-properties style:column-width="2.295cm"/>
    </style:style>
    <style:style style:name="production_5f_interventions.G" style:display-name="production_interventions.G" style:family="table-column">
      <style:table-column-properties style:column-width="4.796cm"/>
    </style:style>
    <style:style style:name="production_5f_interventions.H" style:display-name="production_interventions.H" style:family="table-column">
      <style:table-column-properties style:column-width="2.103cm"/>
    </style:style>
    <style:style style:name="production_5f_interventions.I" style:display-name="production_interventions.I" style:family="table-column">
      <style:table-column-properties style:column-width="1.095cm"/>
    </style:style>
    <style:style style:name="production_5f_interventions.J" style:display-name="production_interventions.J" style:family="table-column">
      <style:table-column-properties style:column-width="5.292cm"/>
    </style:style>
    <style:style style:name="production_5f_interventions.1" style:display-name="production_interventions.1" style:family="table-row">
      <style:table-row-properties fo:keep-together="always"/>
    </style:style>
    <style:style style:name="production_5f_interventions.A1" style:display-name="production_intervention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oduction_5f_interventions.J1" style:display-name="production_interventions.J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production_5f_interventions.2" style:display-name="production_interventions.2" style:family="table-row">
      <style:table-row-properties style:min-row-height="0.497cm" fo:keep-together="always"/>
    </style:style>
    <style:style style:name="production_5f_interventions.A2" style:display-name="production_interventio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B2" style:display-name="production_intervention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C2" style:display-name="production_intervention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D2" style:display-name="production_intervention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E2" style:display-name="production_intervention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F2" style:display-name="production_intervention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G2" style:display-name="production_interventions.G2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production_5f_intervention_5f_parameter" style:display-name="production_intervention_parameter" style:family="table">
      <style:table-properties style:width="13.286cm" table:align="margins"/>
    </style:style>
    <style:style style:name="production_5f_intervention_5f_parameter.A" style:display-name="production_intervention_parameter.A" style:family="table-column">
      <style:table-column-properties style:column-width="4.8cm" style:rel-column-width="23675*"/>
    </style:style>
    <style:style style:name="production_5f_intervention_5f_parameter.B" style:display-name="production_intervention_parameter.B" style:family="table-column">
      <style:table-column-properties style:column-width="2.099cm" style:rel-column-width="10354*"/>
    </style:style>
    <style:style style:name="production_5f_intervention_5f_parameter.C" style:display-name="production_intervention_parameter.C" style:family="table-column">
      <style:table-column-properties style:column-width="1.095cm" style:rel-column-width="5403*"/>
    </style:style>
    <style:style style:name="production_5f_intervention_5f_parameter.D" style:display-name="production_intervention_parameter.D" style:family="table-column">
      <style:table-column-properties style:column-width="5.292cm" style:rel-column-width="26103*"/>
    </style:style>
    <style:style style:name="production_5f_intervention_5f_parameter.1" style:display-name="production_intervention_parameter.1" style:family="table-row">
      <style:table-row-properties style:min-row-height="0.305cm"/>
    </style:style>
    <style:style style:name="production_5f_intervention_5f_parameter.A1" style:display-name="production_intervention_parameter.A1" style:family="table-cell">
      <style:table-cell-properties style:vertical-align="" fo:padding="0.097cm" fo:border="none"/>
    </style:style>
    <style:style style:name="plant_5f_title" style:display-name="plant_title" style:family="table">
      <style:table-properties style:width="27.7cm" fo:margin-top="0.499cm" fo:margin-bottom="0.199cm" table:align="margins"/>
    </style:style>
    <style:style style:name="plant_5f_title.A" style:display-name="plant_title.A" style:family="table-column">
      <style:table-column-properties style:column-width="27.7cm" style:rel-column-width="65535*"/>
    </style:style>
    <style:style style:name="plant_5f_header" style:display-name="plant_header" style:family="table">
      <style:table-properties style:width="27.702cm" fo:margin-left="0cm" table:align="left"/>
    </style:style>
    <style:style style:name="plant_5f_header.A" style:display-name="plant_header.A" style:family="table-column">
      <style:table-column-properties style:column-width="2.701cm"/>
    </style:style>
    <style:style style:name="plant_5f_header.B" style:display-name="plant_header.B" style:family="table-column">
      <style:table-column-properties style:column-width="4.098cm"/>
    </style:style>
    <style:style style:name="plant_5f_header.C" style:display-name="plant_header.C" style:family="table-column">
      <style:table-column-properties style:column-width="4.193cm"/>
    </style:style>
    <style:style style:name="plant_5f_header.D" style:display-name="plant_header.D" style:family="table-column">
      <style:table-column-properties style:column-width="8.1cm"/>
    </style:style>
    <style:style style:name="plant_5f_header.E" style:display-name="plant_header.E" style:family="table-column">
      <style:table-column-properties style:column-width="3.42cm"/>
    </style:style>
    <style:style style:name="plant_5f_header.F" style:display-name="plant_header.F" style:family="table-column">
      <style:table-column-properties style:column-width="5.191cm"/>
    </style:style>
    <style:style style:name="plant_5f_header.A1" style:display-name="plant_header.A1" style:family="table-cell">
      <style:table-cell-properties fo:padding="0.097cm" fo:border-left="0.5pt solid #000000" fo:border-right="none" fo:border-top="0.5pt solid #000000" fo:border-bottom="none"/>
    </style:style>
    <style:style style:name="plant_5f_header.B1" style:display-name="plant_header.B1" style:family="table-cell">
      <style:table-cell-properties fo:padding="0.097cm" fo:border-left="none" fo:border-right="none" fo:border-top="0.5pt solid #000000" fo:border-bottom="none"/>
    </style:style>
    <style:style style:name="plant_5f_header.F1" style:display-name="plant_header.F1" style:family="table-cell">
      <style:table-cell-properties fo:padding="0.097cm" fo:border-left="none" fo:border-right="0.5pt solid #000000" fo:border-top="0.5pt solid #000000" fo:border-bottom="none"/>
    </style:style>
    <style:style style:name="plant_5f_header.A2" style:display-name="plant_header.A2" style:family="table-cell">
      <style:table-cell-properties fo:padding="0.097cm" fo:border-left="0.5pt solid #000000" fo:border-right="none" fo:border-top="none" fo:border-bottom="0.5pt solid #000000"/>
    </style:style>
    <style:style style:name="plant_5f_header.B2" style:display-name="plant_header.B2" style:family="table-cell">
      <style:table-cell-properties fo:padding="0.097cm" fo:border-left="none" fo:border-right="none" fo:border-top="none" fo:border-bottom="0.5pt solid #000000"/>
    </style:style>
    <style:style style:name="plant_5f_header.F2" style:display-name="plant_header.F2" style:family="table-cell">
      <style:table-cell-properties fo:padding="0.097cm" fo:border-left="none" fo:border-right="0.5pt solid #000000" fo:border-top="none" fo:border-bottom="0.5pt solid #000000"/>
    </style:style>
    <style:style style:name="plant_5f_interventions" style:display-name="plant_interventions" style:family="table">
      <style:table-properties style:width="27.693cm" table:align="left" style:may-break-between-rows="true"/>
    </style:style>
    <style:style style:name="plant_5f_interventions.A" style:display-name="plant_interventions.A" style:family="table-column">
      <style:table-column-properties style:column-width="1.7cm"/>
    </style:style>
    <style:style style:name="plant_5f_interventions.B" style:display-name="plant_interventions.B" style:family="table-column">
      <style:table-column-properties style:column-width="2.997cm"/>
    </style:style>
    <style:style style:name="plant_5f_interventions.C" style:display-name="plant_interventions.C" style:family="table-column">
      <style:table-column-properties style:column-width="1.499cm"/>
    </style:style>
    <style:style style:name="plant_5f_interventions.D" style:display-name="plant_interventions.D" style:family="table-column">
      <style:table-column-properties style:column-width="2.905cm"/>
    </style:style>
    <style:style style:name="plant_5f_interventions.E" style:display-name="plant_interventions.E" style:family="table-column">
      <style:table-column-properties style:column-width="3.004cm"/>
    </style:style>
    <style:style style:name="plant_5f_interventions.F" style:display-name="plant_interventions.F" style:family="table-column">
      <style:table-column-properties style:column-width="2.302cm"/>
    </style:style>
    <style:style style:name="plant_5f_interventions.G" style:display-name="plant_interventions.G" style:family="table-column">
      <style:table-column-properties style:column-width="4.798cm"/>
    </style:style>
    <style:style style:name="plant_5f_interventions.H" style:display-name="plant_interventions.H" style:family="table-column">
      <style:table-column-properties style:column-width="2.104cm"/>
    </style:style>
    <style:style style:name="plant_5f_interventions.I" style:display-name="plant_interventions.I" style:family="table-column">
      <style:table-column-properties style:column-width="1.095cm"/>
    </style:style>
    <style:style style:name="plant_5f_interventions.J" style:display-name="plant_interventions.J" style:family="table-column">
      <style:table-column-properties style:column-width="5.288cm"/>
    </style:style>
    <style:style style:name="plant_5f_interventions.1" style:display-name="plant_interventions.1" style:family="table-row">
      <style:table-row-properties fo:keep-together="always"/>
    </style:style>
    <style:style style:name="plant_5f_interventions.A1" style:display-name="plant_intervention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lant_5f_interventions.J1" style:display-name="plant_interventions.J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plant_5f_interventions.2" style:display-name="plant_interventions.2" style:family="table-row">
      <style:table-row-properties style:min-row-height="0.497cm" fo:keep-together="always"/>
    </style:style>
    <style:style style:name="plant_5f_interventions.A2" style:display-name="plant_interventio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B2" style:display-name="plant_intervention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C2" style:display-name="plant_intervention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D2" style:display-name="plant_intervention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E2" style:display-name="plant_intervention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F2" style:display-name="plant_intervention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G2" style:display-name="plant_interventions.G2" style:family="table-cell">
      <style:table-cell-properties fo:padding="0cm" fo:border-left="0.05pt solid #000000" fo:border-right="0.05pt solid #000000" fo:border-top="none" fo:border-bottom="0.05pt solid #000000"/>
    </style:style>
    <style:style style:name="plant_5f_intervention_5f_parameter" style:display-name="plant_intervention_parameter" style:family="table">
      <style:table-properties style:width="13.286cm" table:align="margins"/>
    </style:style>
    <style:style style:name="plant_5f_intervention_5f_parameter.A" style:display-name="plant_intervention_parameter.A" style:family="table-column">
      <style:table-column-properties style:column-width="4.8cm" style:rel-column-width="23675*"/>
    </style:style>
    <style:style style:name="plant_5f_intervention_5f_parameter.B" style:display-name="plant_intervention_parameter.B" style:family="table-column">
      <style:table-column-properties style:column-width="2.099cm" style:rel-column-width="10354*"/>
    </style:style>
    <style:style style:name="plant_5f_intervention_5f_parameter.C" style:display-name="plant_intervention_parameter.C" style:family="table-column">
      <style:table-column-properties style:column-width="1.095cm" style:rel-column-width="5403*"/>
    </style:style>
    <style:style style:name="plant_5f_intervention_5f_parameter.D" style:display-name="plant_intervention_parameter.D" style:family="table-column">
      <style:table-column-properties style:column-width="5.292cm" style:rel-column-width="26103*"/>
    </style:style>
    <style:style style:name="plant_5f_intervention_5f_parameter.1" style:display-name="plant_intervention_parameter.1" style:family="table-row">
      <style:table-row-properties style:min-row-height="0.305cm"/>
    </style:style>
    <style:style style:name="plant_5f_intervention_5f_parameter.A1" style:display-name="plant_intervention_parameter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Lato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ato" fo:font-size="10pt" officeooo:rsid="006bf970" officeooo:paragraph-rsid="006bf97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Lato" fo:font-size="10pt" officeooo:rsid="006d3f9e" officeooo:paragraph-rsid="006d3f9e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ato" fo:font-size="10pt" officeooo:rsid="0090e6c6" officeooo:paragraph-rsid="0090e6c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ato" fo:font-size="10pt" officeooo:rsid="0064e1da" officeooo:paragraph-rsid="0064e1da" style:font-name-asian="DejaVu Sans Mono" style:font-size-asian="8.75pt" style:font-name-complex="Liberation Mono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ato" fo:font-size="10pt" officeooo:rsid="00666535" officeooo:paragraph-rsid="00666535" style:font-name-asian="DejaVu Sans Mono" style:font-size-asian="8.75pt" style:font-name-complex="Liberation Mono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ato" fo:font-size="10pt" officeooo:rsid="00666535" officeooo:paragraph-rsid="007d9006" style:font-name-asian="DejaVu Sans Mono" style:font-size-asian="8.75pt" style:font-name-complex="Liberation Mono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ato" fo:font-size="10pt" officeooo:rsid="007d9006" officeooo:paragraph-rsid="007d9006" style:font-name-asian="DejaVu Sans Mono" style:font-size-asian="8.75pt" style:font-name-complex="Liberation Mono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5f03be" style:font-name-asian="DejaVu Sans Mono" style:font-size-asian="8.75pt" style:font-weight-asian="bold" style:font-name-complex="Liberation Mono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ato" fo:font-size="10pt" fo:font-weight="bold" officeooo:rsid="007d9006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ato" fo:font-size="10pt" fo:font-weight="bold" officeooo:rsid="006bf970" officeooo:paragraph-rsid="006bf97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6d3f9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90e6c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3b66c7" style:font-name-asian="DejaVu Sans Mono" style:font-size-asian="6pt" style:font-name-complex="Liberation Mono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6e5180" style:font-name-asian="DejaVu Sans Mono" style:font-size-asian="6pt" style:font-name-complex="Liberation Mono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6pt" officeooo:rsid="003d9b39" officeooo:paragraph-rsid="006e5180" style:font-name-asian="DejaVu Sans Mono" style:font-size-asian="6pt" style:font-name-complex="Liberation Mono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6pt" officeooo:rsid="003fe2f5" officeooo:paragraph-rsid="006e5180" style:font-name-asian="DejaVu Sans Mono" style:font-size-asian="6pt" style:font-name-complex="Liberation Mono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43526f" style:font-name-asian="DejaVu Sans Mono" style:font-size-asian="6pt" style:font-name-complex="Liberation Mono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6e5180" style:font-name-asian="DejaVu Sans Mono" style:font-size-asian="6pt" style:font-name-complex="Liberation Mono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4543ab" style:font-name-asian="DejaVu Sans Mono" style:font-size-asian="6pt" style:font-name-complex="Liberation Mono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6e5180" style:font-name-asian="DejaVu Sans Mono" style:font-size-asian="6pt" style:font-name-complex="Liberation Mono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93f59" style:font-name-asian="DejaVu Sans Mono" style:font-size-asian="6pt" style:font-name-complex="Liberation Mono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e5180" style:font-name-asian="DejaVu Sans Mono" style:font-size-asian="6pt" style:font-name-complex="Liberation Mono" style:font-size-complex="6pt"/>
    </style:style>
    <style:style style:name="P28" style:family="paragraph" style:parent-style-name="Table_20_Contents">
      <style:text-properties style:font-name="Lato" fo:font-size="6pt" officeooo:paragraph-rsid="006e5180" style:font-name-asian="DejaVu Sans Mono" style:font-size-asian="6pt" style:font-name-complex="Liberation Mono" style:font-size-complex="6pt"/>
    </style:style>
    <style:style style:name="P29" style:family="paragraph" style:parent-style-name="Table_20_Contents">
      <style:text-properties style:font-name="Lato" fo:font-size="6pt" officeooo:paragraph-rsid="002cb378" style:font-name-asian="DejaVu Sans Mono" style:font-size-asian="6pt" style:font-name-complex="Liberation Mono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Lato" officeooo:rsid="008de78f" officeooo:paragraph-rsid="008de78f"/>
    </style:style>
    <style:style style:name="P31" style:family="paragraph" style:parent-style-name="Table_20_Contents">
      <style:paragraph-properties fo:text-align="center" style:justify-single-word="false"/>
      <style:text-properties style:font-name="Lato" officeooo:rsid="0090e9c3" officeooo:paragraph-rsid="0090e9c3"/>
    </style:style>
    <style:style style:name="P32" style:family="paragraph" style:parent-style-name="Table_20_Contents">
      <style:paragraph-properties fo:text-align="end" style:justify-single-word="false"/>
      <style:text-properties fo:color="#21409a" style:font-name="Lato" fo:font-size="10pt" officeooo:rsid="004faaf4" officeooo:paragraph-rsid="002cb378" style:font-name-asian="DejaVu Sans Mono" style:font-size-asian="8.75pt" style:font-name-complex="Liberation Mono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21409a" style:font-name="Lato" fo:font-size="10pt" fo:font-weight="bold" officeooo:rsid="00225a04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21409a" style:font-name="Lato" fo:font-size="10pt" fo:font-weight="normal" officeooo:rsid="00225a04" officeooo:paragraph-rsid="008034db" style:font-name-asian="DejaVu Sans Mono" style:font-size-asian="8.75pt" style:font-weight-asian="normal" style:font-name-complex="Liberation Mono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Lato" fo:font-size="10pt" fo:font-weight="normal" officeooo:rsid="006bf970" officeooo:paragraph-rsid="006bf970" style:font-name-asian="DejaVu Sans Mono" style:font-size-asian="10pt" style:font-weight-asian="normal" style:font-name-complex="Liberation Mono" style:font-size-complex="10pt" style:font-weight-complex="normal"/>
    </style:style>
    <style:style style:name="P36" style:family="paragraph" style:parent-style-name="Header">
      <style:text-properties fo:color="#0066b3"/>
    </style:style>
    <style:style style:name="P37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8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39" style:family="paragraph" style:parent-style-name="Standard">
      <style:text-properties officeooo:paragraph-rsid="006e5180"/>
    </style:style>
    <style:style style:name="P40" style:family="paragraph" style:parent-style-name="Standard">
      <style:paragraph-properties fo:text-align="start" style:justify-single-word="false"/>
      <style:text-properties fo:color="#21409a" style:font-name="Lato" style:text-underline-style="solid" style:text-underline-width="auto" style:text-underline-color="font-color" fo:font-weight="bold" officeooo:rsid="008de78f" officeooo:paragraph-rsid="008de78f" style:font-weight-asian="bold" style:font-weight-complex="bold"/>
    </style:style>
    <style:style style:name="P41" style:family="paragraph" style:parent-style-name="Table_20_Heading">
      <style:text-properties style:font-name="Lato" fo:font-size="6pt" officeooo:rsid="0025d88c" officeooo:paragraph-rsid="006e5180" style:font-size-asian="6pt" style:font-size-complex="6pt"/>
    </style:style>
    <style:style style:name="P42" style:family="paragraph" style:parent-style-name="Table_20_Heading">
      <style:text-properties style:font-name="Lato" fo:font-size="6pt" officeooo:rsid="0025d88c" officeooo:paragraph-rsid="006e5180" style:font-name-asian="DejaVu Sans Mono" style:font-size-asian="6pt" style:font-name-complex="Liberation Mono" style:font-size-complex="6pt"/>
    </style:style>
    <style:style style:name="P43" style:family="paragraph" style:parent-style-name="Table_20_Heading">
      <style:text-properties style:font-name="Lato" fo:font-size="6pt" officeooo:rsid="005f03be" officeooo:paragraph-rsid="006e5180" style:font-name-asian="DejaVu Sans Mono" style:font-size-asian="6pt" style:font-name-complex="Liberation Mono" style:font-size-complex="6pt"/>
    </style:style>
    <style:style style:name="P44" style:family="paragraph" style:parent-style-name="Table_20_Heading">
      <style:text-properties style:font-name="Lato" fo:font-size="6pt" fo:font-weight="bold" officeooo:rsid="008de78f" officeooo:paragraph-rsid="008de78f" style:font-name-asian="DejaVu Sans Mono" style:font-size-asian="6pt" style:font-weight-asian="bold" style:font-name-complex="Liberation Mono" style:font-size-complex="6pt" style:font-weight-complex="bold"/>
    </style:style>
    <style:style style:name="P45" style:family="paragraph" style:parent-style-name="Table_20_Heading">
      <style:text-properties style:font-name="Lato" fo:font-size="6pt" fo:font-weight="bold" officeooo:rsid="0090e9c3" officeooo:paragraph-rsid="0090e9c3" style:font-name-asian="DejaVu Sans Mono" style:font-size-asian="6pt" style:font-weight-asian="bold" style:font-name-complex="Liberation Mono" style:font-size-complex="6pt" style:font-weight-complex="bold"/>
    </style:style>
    <style:style style:name="P46" style:family="paragraph" style:parent-style-name="Standard">
      <style:paragraph-properties fo:break-before="page"/>
      <style:text-properties officeooo:paragraph-rsid="006e5180"/>
    </style:style>
    <style:style style:name="P47" style:family="paragraph" style:parent-style-name="Preformatted_20_Text">
      <style:paragraph-properties fo:text-align="start" style:justify-single-word="false" fo:break-before="page"/>
      <style:text-properties style:font-name="Lato" fo:font-size="16pt" fo:font-weight="bold" officeooo:rsid="001e96d6" officeooo:paragraph-rsid="008034db" style:font-size-asian="16pt" style:font-weight-asian="bold" style:font-size-complex="16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style:font-name="Lato" fo:font-size="16pt" fo:font-weight="bold" officeooo:rsid="008034db" officeooo:paragraph-rsid="008034db" style:font-size-asian="16pt" style:font-weight-asian="bold" style:font-size-complex="16pt" style:font-weight-complex="bold"/>
    </style:style>
    <style:style style:name="P49" style:family="paragraph" style:parent-style-name="Title">
      <style:text-properties style:font-name="Lato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10pt" fo:font-weight="normal" style:font-name-asian="DejaVu Sans Mono" style:font-size-asian="10pt" style:font-weight-asian="normal" style:font-name-complex="Liberation Mono" style:font-size-complex="10pt" style:font-weight-complex="normal"/>
    </style:style>
    <style:style style:name="P51" style:family="paragraph" style:parent-style-name="Table_20_Content_20_Title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74587" style:font-weight-asian="normal" style:font-weight-complex="normal"/>
    </style:style>
    <style:style style:name="T3" style:family="text">
      <style:text-properties officeooo:rsid="0126a7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26a7de" style:font-weight-asian="bold" style:font-weight-complex="bold"/>
    </style:style>
    <style:style style:name="T6" style:family="text">
      <style:text-properties fo:font-weight="bold" officeooo:rsid="00beb5a9" style:font-weight-asian="bold" style:font-weight-complex="bold"/>
    </style:style>
    <style:style style:name="T7" style:family="text">
      <style:text-properties fo:font-weight="bold" officeooo:rsid="006bf970" style:font-weight-asian="bold" style:font-weight-complex="bold"/>
    </style:style>
    <style:style style:name="T8" style:family="text">
      <style:text-properties fo:font-weight="bold" officeooo:rsid="00979360" style:font-weight-asian="bold" style:font-weight-complex="bold"/>
    </style:style>
    <style:style style:name="T9" style:family="text">
      <style:text-properties fo:font-weight="bold" officeooo:rsid="00a4603c" style:font-weight-asian="bold" style:font-weight-complex="bold"/>
    </style:style>
    <style:style style:name="T10" style:family="text">
      <style:text-properties officeooo:rsid="00beb5a9"/>
    </style:style>
    <style:style style:name="T11" style:family="text">
      <style:text-properties officeooo:rsid="0126f94e"/>
    </style:style>
    <style:style style:name="T12" style:family="text">
      <style:text-properties officeooo:rsid="00a4603c"/>
    </style:style>
    <style:style style:name="T13" style:family="text">
      <style:text-properties officeooo:rsid="002d104e"/>
    </style:style>
    <style:style style:name="T14" style:family="text">
      <style:text-properties officeooo:rsid="008131e9"/>
    </style:style>
    <style:style style:name="T15" style:family="text">
      <style:text-properties officeooo:rsid="008291c6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d104e" style:font-size-asian="12pt" style:font-size-complex="12pt"/>
    </style:style>
    <style:style style:name="T18" style:family="text">
      <style:text-properties fo:font-size="12pt" officeooo:rsid="0082be6b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1.117cm" fo:margin-right="0.984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49">Cahier de culture</text:p>
        <text:section text:style-name="Sect2" text:name="section_index">
          <text:p text:style-name="P48">Productions</text:p>
          <table:table table:name="index_production_list" table:style-name="index_5f_production_5f_list">
            <table:table-column table:style-name="index_5f_production_5f_list.A"/>
            <table:table-row>
              <table:table-cell office:value-type="string">
                <text:p text:style-name="P34"><text:span text:style-name="T13">[PRODUCTION_NAME]</text:span> | <text:span text:style-name="T15">[PRODUCTION_SURFACE_AREA]</text:span> <text:span text:style-name="T14">([PRODUCTION_INTERVENTION_COUNT])</text:span> </text:p>
                <text:section text:style-name="Sect1" text:name="section_index_plant_list">
                  <table:table table:name="index_plant_list" table:style-name="index_5f_plant_5f_list">
                    <table:table-column table:style-name="index_5f_plant_5f_list.A"/>
                    <table:table-column table:style-name="index_5f_plant_5f_list.B"/>
                    <table:table-row>
                      <table:table-cell office:value-type="string">
                        <text:p text:style-name="P50"/>
                      </table:table-cell>
                      <table:table-cell office:value-type="string">
                        <text:p text:style-name="P35">[PLANT_NAME] | [PLANT_SURFACE_AREA] <text:span text:style-name="T14">([PLANT_INTERVENTION_COUNT]) </text:span></text:p>
                      </table:table-cell>
                    </table:table-row>
                  </table:table>
                </text:section>
              </table:table-cell>
            </table:table-row>
          </table:table>
          <text:p text:style-name="P48"/>
          <text:p text:style-name="P47"/>
        </text:section>
      </text:section>
      <text:section text:style-name="Sect1" text:name="section_production">
        <table:table table:name="title" table:style-name="title">
          <table:table-column table:style-name="title.A"/>
          <table:table-column table:style-name="title.B"/>
          <table:table-row>
            <table:table-cell table:style-name="title.A1" office:value-type="string">
              <text:p text:style-name="P33"><text:span text:style-name="T17">[PRODUCTION_NAME]</text:span><text:span text:style-name="T16"> | </text:span><text:span text:style-name="T18">[PRODUCTION_SURFACE_AREA]</text:span> </text:p>
            </table:table-cell>
            <table:table-cell table:style-name="title.A1" office:value-type="string">
              <text:p text:style-name="P32">Ilot PAC : [PAC_ISLET]</text:p>
            </table:table-cell>
          </table:table-row>
        </table:table>
        <table:table table:name="infos" table:style-name="infos">
          <table:table-column table:style-name="infos.A"/>
          <table:table-column table:style-name="infos.B"/>
          <table:table-column table:style-name="infos.C"/>
          <table:table-column table:style-name="infos.D"/>
          <table:table-column table:style-name="infos.E"/>
          <table:table-column table:style-name="infos.F"/>
          <table:table-row>
            <table:table-cell table:style-name="infos.A1" office:value-type="string">
              <text:p text:style-name="P11">Début :</text:p>
            </table:table-cell>
            <table:table-cell table:style-name="infos.B1" office:value-type="string">
              <text:p text:style-name="P7">[STARTED_ON]</text:p>
            </table:table-cell>
            <table:table-cell table:style-name="infos.B1" office:value-type="string">
              <text:p text:style-name="P12">Zone cultivable :</text:p>
            </table:table-cell>
            <table:table-cell table:style-name="infos.B1" office:value-type="string">
              <text:p text:style-name="P8">[CULTIVABLE_ZONE]</text:p>
            </table:table-cell>
            <table:table-cell table:style-name="infos.B1" office:value-type="string">
              <text:p text:style-name="P13">IFT parcelle :</text:p>
            </table:table-cell>
            <table:table-cell table:style-name="infos.F1" office:value-type="string">
              <text:p text:style-name="P9">[LAND_PARCEL_IFT]</text:p>
            </table:table-cell>
          </table:table-row>
          <table:table-row>
            <table:table-cell table:style-name="infos.A2" office:value-type="string">
              <text:p text:style-name="P12">Fin :</text:p>
            </table:table-cell>
            <table:table-cell table:style-name="infos.B2" office:value-type="string">
              <text:p text:style-name="P7">[STOPPED_ON]</text:p>
            </table:table-cell>
            <table:table-cell table:style-name="infos.B2" office:value-type="string">
              <text:p text:style-name="P13">Espèce :</text:p>
            </table:table-cell>
            <table:table-cell table:style-name="infos.B2" office:value-type="string">
              <text:p text:style-name="P10">[SPECIE]</text:p>
            </table:table-cell>
            <table:table-cell table:style-name="infos.B2" office:value-type="string">
              <text:p text:style-name="P14"/>
            </table:table-cell>
            <table:table-cell table:style-name="infos.F2" office:value-type="string">
              <text:p text:style-name="P10"/>
            </table:table-cell>
          </table:table-row>
        </table:table>
        <text:section text:style-name="Sect1" text:name="section_yields">
          <text:p text:style-name="section_5f_title">Rendements</text:p>
          <table:table table:name="table_yields" table:style-name="table_5f_yields">
            <table:table-column table:style-name="table_5f_yields.A"/>
            <table:table-column table:style-name="table_5f_yields.B" table:number-columns-repeated="3"/>
            <table:table-header-rows>
              <table:table-row table:style-name="table_5f_yields.1">
                <table:table-cell table:style-name="table_5f_yields.A1" office:value-type="string">
                  <text:p text:style-name="P44">Produit</text:p>
                </table:table-cell>
                <table:table-cell table:style-name="table_5f_yields.A1" office:value-type="string">
                  <text:p text:style-name="P44">Rendement</text:p>
                </table:table-cell>
                <table:table-cell table:style-name="table_5f_yields.A1" office:value-type="string">
                  <text:p text:style-name="P45">Quantité récoltée</text:p>
                </table:table-cell>
                <table:table-cell table:style-name="table_5f_yields.D1" office:value-type="string">
                  <text:p text:style-name="P44">Nombre d’interventions</text:p>
                </table:table-cell>
              </table:table-row>
            </table:table-header-rows>
            <table:table-row>
              <table:table-cell table:style-name="table_5f_yields.A2" office:value-type="string">
                <text:p text:style-name="P30">[NAME]</text:p>
              </table:table-cell>
              <table:table-cell table:style-name="table_5f_yields.B2" office:value-type="string">
                <text:p text:style-name="P30">[YIELD]</text:p>
              </table:table-cell>
              <table:table-cell table:style-name="table_5f_yields.C2" office:value-type="string">
                <text:p text:style-name="P31">[QUANTITY]</text:p>
              </table:table-cell>
              <table:table-cell table:style-name="table_5f_yields.D2" office:value-type="string">
                <text:p text:style-name="P30">[INTERVENTION_COUNT]</text:p>
              </table:table-cell>
            </table:table-row>
          </table:table>
          <text:p text:style-name="P40"/>
        </text:section>
        <text:section text:style-name="Sect1" text:name="section_production_interventions">
          <text:p text:style-name="section_5f_title">Interventions sur la parcelle</text:p>
          <table:table table:name="production_interventions" table:style-name="production_5f_interventions">
            <table:table-column table:style-name="production_5f_interventions.A"/>
            <table:table-column table:style-name="production_5f_interventions.B"/>
            <table:table-column table:style-name="production_5f_interventions.C"/>
            <table:table-column table:style-name="production_5f_interventions.D"/>
            <table:table-column table:style-name="production_5f_interventions.E"/>
            <table:table-column table:style-name="production_5f_interventions.F"/>
            <table:table-column table:style-name="production_5f_interventions.G"/>
            <table:table-column table:style-name="production_5f_interventions.H"/>
            <table:table-column table:style-name="production_5f_interventions.I"/>
            <table:table-column table:style-name="production_5f_interventions.J"/>
            <table:table-header-rows>
              <table:table-row table:style-name="production_5f_interventions.1">
                <table:table-cell table:style-name="production_5f_interventions.A1" office:value-type="string">
                  <text:p text:style-name="Table_20_Heading">N° Intervention</text:p>
                </table:table-cell>
                <table:table-cell table:style-name="production_5f_interventions.A1" office:value-type="string">
                  <text:p text:style-name="Table_20_Heading">Nature</text:p>
                </table:table-cell>
                <table:table-cell table:style-name="production_5f_interventions.A1" office:value-type="string">
                  <text:p text:style-name="Table_20_Heading">Date</text:p>
                </table:table-cell>
                <table:table-cell table:style-name="production_5f_interventions.A1" office:value-type="string">
                  <text:p text:style-name="Table_20_Heading">Matériels</text:p>
                </table:table-cell>
                <table:table-cell table:style-name="production_5f_interventions.A1" office:value-type="string">
                  <text:p text:style-name="Table_20_Heading">Main d’oeuvre</text:p>
                </table:table-cell>
                <table:table-cell table:style-name="production_5f_interventions.A1" office:value-type="string">
                  <text:p text:style-name="Table_20_Heading">Zone travaillée</text:p>
                </table:table-cell>
                <table:table-cell table:style-name="production_5f_interventions.A1" office:value-type="string">
                  <text:p text:style-name="Table_20_Heading">Type d’intrant/extrant</text:p>
                </table:table-cell>
                <table:table-cell table:style-name="production_5f_interventions.A1" office:value-type="string">
                  <text:p text:style-name="Table_20_Heading">Quantité</text:p>
                </table:table-cell>
                <table:table-cell table:style-name="production_5f_interventions.A1" office:value-type="string">
                  <text:p text:style-name="Table_20_Heading">IFT</text:p>
                </table:table-cell>
                <table:table-cell table:style-name="production_5f_interventions.J1" office:value-type="string">
                  <text:p text:style-name="Table_20_Heading">Nom du produit</text:p>
                </table:table-cell>
              </table:table-row>
            </table:table-header-rows>
            <table:table-row table:style-name="production_5f_interventions.2">
              <table:table-cell table:style-name="production_5f_interventions.A2" office:value-type="string">
                <text:p text:style-name="P18">[NUMBER]</text:p>
              </table:table-cell>
              <table:table-cell table:style-name="production_5f_interventions.B2" office:value-type="string">
                <text:p text:style-name="Table_20_Contents">[NATURE]</text:p>
              </table:table-cell>
              <table:table-cell table:style-name="production_5f_interventions.C2" office:value-type="string">
                <text:p text:style-name="Table_20_Contents">[DATE]</text:p>
              </table:table-cell>
              <table:table-cell table:style-name="production_5f_interventions.D2" office:value-type="string">
                <text:p text:style-name="Table_20_Contents">[TOOL]</text:p>
              </table:table-cell>
              <table:table-cell table:style-name="production_5f_interventions.E2" office:value-type="string">
                <text:p text:style-name="P22">[DOER]</text:p>
              </table:table-cell>
              <table:table-cell table:style-name="production_5f_interventions.F2" office:value-type="string">
                <text:p text:style-name="P24">[WORKING_AREA]</text:p>
              </table:table-cell>
              <table:table-cell table:style-name="production_5f_interventions.G2" table:number-columns-spanned="4" office:value-type="string">
                <table:table table:name="production_intervention_parameter" table:style-name="production_5f_intervention_5f_parameter">
                  <table:table-column table:style-name="production_5f_intervention_5f_parameter.A"/>
                  <table:table-column table:style-name="production_5f_intervention_5f_parameter.B"/>
                  <table:table-column table:style-name="production_5f_intervention_5f_parameter.C"/>
                  <table:table-column table:style-name="production_5f_intervention_5f_parameter.D"/>
                  <table:table-row table:style-name="production_5f_intervention_5f_parameter.1">
                    <table:table-cell table:style-name="production_5f_intervention_5f_parameter.A1" office:value-type="string">
                      <text:p text:style-name="P26">[TYPE]</text:p>
                    </table:table-cell>
                    <table:table-cell table:style-name="production_5f_intervention_5f_parameter.A1" office:value-type="string">
                      <text:p text:style-name="P26">[QUANTITY] </text:p>
                    </table:table-cell>
                    <table:table-cell table:style-name="production_5f_intervention_5f_parameter.A1" office:value-type="string">
                      <text:p text:style-name="P26">[IFT]</text:p>
                    </table:table-cell>
                    <table:table-cell table:style-name="production_5f_intervention_5f_parameter.A1" office:value-type="string">
                      <text:p text:style-name="P26">[NAME]</text:p>
                    </table:table-cell>
                  </table:table-row>
                </table:table>
                <text:p text:style-name="P29"/>
              </table:table-cell>
              <table:covered-table-cell/>
              <table:covered-table-cell/>
              <table:covered-table-cell/>
            </table:table-row>
          </table:table>
        </text:section>
        <text:section text:style-name="Sect1" text:name="section_plant">
          <table:table table:name="plant_title" table:style-name="plant_5f_title">
            <table:table-column table:style-name="plant_5f_title.A"/>
            <table:table-row>
              <table:table-cell office:value-type="string">
                <text:p text:style-name="P51">Culture : [PLANT_NAME] | [PLANT_SURFACE_AREA]</text:p>
              </table:table-cell>
            </table:table-row>
          </table:table>
          <table:table table:name="plant_header" table:style-name="plant_5f_header">
            <table:table-column table:style-name="plant_5f_header.A"/>
            <table:table-column table:style-name="plant_5f_header.B"/>
            <table:table-column table:style-name="plant_5f_header.C"/>
            <table:table-column table:style-name="plant_5f_header.D"/>
            <table:table-column table:style-name="plant_5f_header.E"/>
            <table:table-column table:style-name="plant_5f_header.F"/>
            <table:table-row>
              <table:table-cell table:style-name="plant_5f_header.A1" office:value-type="string">
                <text:p text:style-name="P15">Semis :</text:p>
              </table:table-cell>
              <table:table-cell table:style-name="plant_5f_header.B1" office:value-type="string">
                <text:p text:style-name="P4">[IMPLANTED_ON]</text:p>
              </table:table-cell>
              <table:table-cell table:style-name="plant_5f_header.B1" office:value-type="string">
                <text:p text:style-name="P16">Espèce :</text:p>
              </table:table-cell>
              <table:table-cell table:style-name="plant_5f_header.B1" office:value-type="string">
                <text:p text:style-name="P5">[SPECIE]</text:p>
              </table:table-cell>
              <table:table-cell table:style-name="plant_5f_header.B1" office:value-type="string">
                <text:p text:style-name="P17">Récolte :</text:p>
              </table:table-cell>
              <table:table-cell table:style-name="plant_5f_header.F1" office:value-type="string">
                <text:p text:style-name="P6">[HARVESTED_ON]</text:p>
              </table:table-cell>
            </table:table-row>
            <table:table-row>
              <table:table-cell table:style-name="plant_5f_header.A2" office:value-type="string">
                <text:p text:style-name="P3"><text:span text:style-name="T4">D</text:span><text:span text:style-name="T7">ate de fin :</text:span> </text:p>
              </table:table-cell>
              <table:table-cell table:style-name="plant_5f_header.B2" office:value-type="string">
                <text:p text:style-name="P5">[PLANT_STOPPED_ON]</text:p>
              </table:table-cell>
              <table:table-cell table:style-name="plant_5f_header.B2" office:value-type="string">
                <text:p text:style-name="P16">Variété :</text:p>
              </table:table-cell>
              <table:table-cell table:style-name="plant_5f_header.B2" office:value-type="string">
                <text:p text:style-name="P5">[VARIETY]</text:p>
              </table:table-cell>
              <table:table-cell table:style-name="plant_5f_header.B2" office:value-type="string">
                <text:p text:style-name="P16"/>
              </table:table-cell>
              <table:table-cell table:style-name="plant_5f_header.F2" office:value-type="string">
                <text:p text:style-name="P5"/>
              </table:table-cell>
            </table:table-row>
          </table:table>
          <text:section text:style-name="Sect1" text:name="section_plant_interventions">
            <text:p text:style-name="section_5f_title">Interventions sur la culture</text:p>
            <table:table table:name="plant_interventions" table:style-name="plant_5f_interventions">
              <table:table-column table:style-name="plant_5f_interventions.A"/>
              <table:table-column table:style-name="plant_5f_interventions.B"/>
              <table:table-column table:style-name="plant_5f_interventions.C"/>
              <table:table-column table:style-name="plant_5f_interventions.D"/>
              <table:table-column table:style-name="plant_5f_interventions.E"/>
              <table:table-column table:style-name="plant_5f_interventions.F"/>
              <table:table-column table:style-name="plant_5f_interventions.G"/>
              <table:table-column table:style-name="plant_5f_interventions.H"/>
              <table:table-column table:style-name="plant_5f_interventions.I"/>
              <table:table-column table:style-name="plant_5f_interventions.J"/>
              <table:table-header-rows>
                <table:table-row table:style-name="plant_5f_interventions.1">
                  <table:table-cell table:style-name="plant_5f_interventions.A1" office:value-type="string">
                    <text:p text:style-name="P41">N° Intervention</text:p>
                  </table:table-cell>
                  <table:table-cell table:style-name="plant_5f_interventions.A1" office:value-type="string">
                    <text:p text:style-name="P42">Nature</text:p>
                  </table:table-cell>
                  <table:table-cell table:style-name="plant_5f_interventions.A1" office:value-type="string">
                    <text:p text:style-name="P42">Date</text:p>
                  </table:table-cell>
                  <table:table-cell table:style-name="plant_5f_interventions.A1" office:value-type="string">
                    <text:p text:style-name="P42">Matériels</text:p>
                  </table:table-cell>
                  <table:table-cell table:style-name="plant_5f_interventions.A1" office:value-type="string">
                    <text:p text:style-name="P42">Main d’oeuvre</text:p>
                  </table:table-cell>
                  <table:table-cell table:style-name="plant_5f_interventions.A1" office:value-type="string">
                    <text:p text:style-name="P42">Zone travaillée</text:p>
                  </table:table-cell>
                  <table:table-cell table:style-name="plant_5f_interventions.A1" office:value-type="string">
                    <text:p text:style-name="P43">Type d’intrant/extrant</text:p>
                  </table:table-cell>
                  <table:table-cell table:style-name="plant_5f_interventions.A1" office:value-type="string">
                    <text:p text:style-name="P43">Quantité</text:p>
                  </table:table-cell>
                  <table:table-cell table:style-name="plant_5f_interventions.A1" office:value-type="string">
                    <text:p text:style-name="P43">IFT</text:p>
                  </table:table-cell>
                  <table:table-cell table:style-name="plant_5f_interventions.J1" office:value-type="string">
                    <text:p text:style-name="P43">Nom du produit</text:p>
                  </table:table-cell>
                </table:table-row>
              </table:table-header-rows>
              <table:table-row table:style-name="plant_5f_interventions.2">
                <table:table-cell table:style-name="plant_5f_interventions.A2" office:value-type="string">
                  <text:p text:style-name="P19">[NUMBER]</text:p>
                </table:table-cell>
                <table:table-cell table:style-name="plant_5f_interventions.B2" office:value-type="string">
                  <text:p text:style-name="P20">[NATURE]</text:p>
                </table:table-cell>
                <table:table-cell table:style-name="plant_5f_interventions.C2" office:value-type="string">
                  <text:p text:style-name="P21">[DATE]</text:p>
                </table:table-cell>
                <table:table-cell table:style-name="plant_5f_interventions.D2" office:value-type="string">
                  <text:p text:style-name="P23">[TOOL]</text:p>
                </table:table-cell>
                <table:table-cell table:style-name="plant_5f_interventions.E2" office:value-type="string">
                  <text:p text:style-name="P23">[DOER]</text:p>
                </table:table-cell>
                <table:table-cell table:style-name="plant_5f_interventions.F2" office:value-type="string">
                  <text:p text:style-name="P25">[WORKING_AREA]</text:p>
                </table:table-cell>
                <table:table-cell table:style-name="plant_5f_interventions.G2" table:number-columns-spanned="4" office:value-type="string">
                  <table:table table:name="plant_intervention_parameter" table:style-name="plant_5f_intervention_5f_parameter">
                    <table:table-column table:style-name="plant_5f_intervention_5f_parameter.A"/>
                    <table:table-column table:style-name="plant_5f_intervention_5f_parameter.B"/>
                    <table:table-column table:style-name="plant_5f_intervention_5f_parameter.C"/>
                    <table:table-column table:style-name="plant_5f_intervention_5f_parameter.D"/>
                    <table:table-row table:style-name="plant_5f_intervention_5f_parameter.1">
                      <table:table-cell table:style-name="plant_5f_intervention_5f_parameter.A1" office:value-type="string">
                        <text:p text:style-name="P27">[TYPE]</text:p>
                      </table:table-cell>
                      <table:table-cell table:style-name="plant_5f_intervention_5f_parameter.A1" office:value-type="string">
                        <text:p text:style-name="P27">[QUANTITY] </text:p>
                      </table:table-cell>
                      <table:table-cell table:style-name="plant_5f_intervention_5f_parameter.A1" office:value-type="string">
                        <text:p text:style-name="P27">[IFT]</text:p>
                      </table:table-cell>
                      <table:table-cell table:style-name="plant_5f_intervention_5f_parameter.A1" office:value-type="string">
                        <text:p text:style-name="P27">[NAME]</text:p>
                      </table:table-cell>
                    </table:table-row>
                  </table:table>
                  <text:p text:style-name="P28"/>
                </table:table-cell>
                <table:covered-table-cell/>
                <table:covered-table-cell/>
                <table:covered-table-cell/>
              </table:table-row>
            </table:table>
          </text:section>
        </text:section>
        <text:p text:style-name="P39"/>
        <text:p text:style-name="P4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 table:border-model="separating"/>
    </style:style>
    <style:style style:name="header.A" style:family="table-column">
      <style:table-column-properties style:column-width="1.623cm" style:rel-column-width="3841*"/>
    </style:style>
    <style:style style:name="header.B" style:family="table-column">
      <style:table-column-properties style:column-width="16.84cm" style:rel-column-width="39842*"/>
    </style:style>
    <style:style style:name="header.C" style:family="table-column">
      <style:table-column-properties style:column-width="9.236cm" style:rel-column-width="21852*"/>
    </style:style>
    <style:style style:name="header.1" style:family="table-row">
      <style:table-row-properties style:min-row-height="1.508cm"/>
    </style:style>
    <style:style style:name="header.A1" style:family="table-cell">
      <style:table-cell-properties fo:padding="0.097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27.693cm" table:align="left"/>
    </style:style>
    <style:style style:name="footer.A" style:family="table-column">
      <style:table-column-properties style:column-width="2.007cm"/>
    </style:style>
    <style:style style:name="footer.B" style:family="table-column">
      <style:table-column-properties style:column-width="23.701cm"/>
    </style:style>
    <style:style style:name="footer.C" style:family="table-column">
      <style:table-column-properties style:column-width="1.984cm"/>
    </style:style>
    <style:style style:name="footer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MP2" style:family="paragraph" style:parent-style-name="Header">
      <style:text-properties fo:color="#0066b3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674587" style:font-weight-asian="normal" style:font-weight-complex="normal"/>
    </style:style>
    <style:style style:name="MT3" style:family="text">
      <style:text-properties officeooo:rsid="0126a7de"/>
    </style:style>
    <style:style style:name="MT4" style:family="text">
      <style:text-properties fo:font-weight="bold" officeooo:rsid="0126a7de" style:font-weight-asian="bold" style:font-weight-complex="bold"/>
    </style:style>
    <style:style style:name="MT5" style:family="text">
      <style:text-properties officeooo:rsid="00beb5a9"/>
    </style:style>
    <style:style style:name="MT6" style:family="text">
      <style:text-properties fo:font-weight="bold" officeooo:rsid="00beb5a9" style:font-weight-asian="bold" style:font-weight-complex="bold"/>
    </style:style>
    <style:style style:name="MT7" style:family="text">
      <style:text-properties officeooo:rsid="0126f94e"/>
    </style:style>
    <style:style style:name="MT8" style:family="text">
      <style:text-properties fo:font-weight="bold" officeooo:rsid="00979360" style:font-weight-asian="bold" style:font-weight-complex="bold"/>
    </style:style>
    <style:style style:name="MT9" style:family="text">
      <style:text-properties officeooo:rsid="00a4603c"/>
    </style:style>
    <style:style style:name="MT10" style:family="text">
      <style:text-properties fo:font-weight="bold" officeooo:rsid="00a4603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table:style-name="header.A1" office:value-type="string">
              <text:p text:style-name="Table_20_Contents"><draw:frame draw:style-name="Mfr1" draw:name="Image3" text:anchor-type="paragraph" svg:x="-0.034cm" svg:y="0cm" svg:width="1.346cm" svg:height="1.346cm" draw:z-index="5"><draw:image xlink:href="Pictures/10000108000067750000677551EAADF474FD5689.svg" xlink:type="simple" xlink:show="embed" xlink:actuate="onLoad" loext:mime-type="image/svg+xml"/><draw:image xlink:href="Pictures/10000201000002C3000002C3E4ABCA448197B209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1">Gestion parcellaire<text:span text:style-name="MT1"> au </text:span><text:span text:style-name="MT2">[DOCUMENT_EXPORT_DATE]</text:span></text:p>
            </table:table-cell>
            <table:table-cell table:style-name="header.B1" office:value-type="string">
              <text:p text:style-name="Table_20_Contents"><draw:frame draw:style-name="Mfr1" draw:name="Image4" text:anchor-type="paragraph" svg:x="6.872cm" svg:y="0.026cm" svg:width="1.455cm" svg:height="1.311cm" draw:z-index="2"><draw:image xlink:href="Pictures/1000020100001388000011946295300A4AB565C0.png" xlink:type="simple" xlink:show="embed" xlink:actuate="onLoad" loext:mime-type="image/png"/></draw:frame></text:p>
            </table:table-cell>
          </table:table-row>
        </table:table>
        <text:p text:style-name="MP2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>
            <table:table-cell table:style-name="footer.A1" office:value-type="string">
              <text:p text:style-name="MP3"/>
            </table:table-cell>
            <table:table-cell table:style-name="footer.A1" office:value-type="string">
              <text:p text:style-name="MP3"><text:span text:style-name="MT3">Exploitation : </text:span><text:span text:style-name="MT4">[COMPANY_NAME]</text:span><text:span text:style-name="MT3"> </text:span><text:span text:style-name="MT4">[COMPANY_ADDRESS]</text:span><text:span text:style-name="MT3"> </text:span>– <text:span text:style-name="MT5">Siret : </text:span><text:span text:style-name="MT6">[COMPANY_SIRET]</text:span></text:p>
              <text:p text:style-name="MP4"><text:span text:style-name="MT7">Nom du f</text:span>ichier : <text:span text:style-name="MT8">[FILENAME]</text:span> - <text:span text:style-name="MT9">Imprimé le </text:span><text:span text:style-name="MT10">[PRINTED_AT]</text:span></text:p>
            </table:table-cell>
            <table:table-cell table:style-name="footer.A1" office:value-type="string">
              <text:p text:style-name="MP5">Page <text:page-number text:select-page="current">3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02T12:39:50.437001749</dc:date>
    <meta:editing-duration>PT11H50M20S</meta:editing-duration>
    <meta:editing-cycles>109</meta:editing-cycles>
    <meta:generator>LibreOffice/6.3.1.2$Linux_X86_64 LibreOffice_project/30$Build-2</meta:generator>
    <meta:document-statistic meta:table-count="13" meta:image-count="2" meta:object-count="0" meta:page-count="3" meta:paragraph-count="82" meta:word-count="151" meta:character-count="1225" meta:non-whitespace-character-count="1149"/>
  </office:meta>
</office:document-meta>
</file>